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24-01-29 0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23-02-07 0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22-02-28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21-01-20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20-01-29 1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19-01-29 0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18-01-24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17-01-2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16-01-1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23</text:p>
          </table:table-cell>
          <table:table-cell office:value-type="string" calcext:value-type="string">
            <text:p>ALRS-171</text:p>
          </table:table-cell>
          <table:table-cell office:value-type="string" calcext:value-type="string">
            <text:p>2015-08-24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